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Helvetica, 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c872" officeooo:paragraph-rsid="0005c8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tencias de iteracion </text:p>
      <text:p text:style-name="P1">permite repetir una sentencia <text:s/>o conjunto de ellas , es lo que se demonima ejecutar un bucle, formas de iteracion , while, do while , for </text:p>
      <text:p text:style-name="P1"/>
      <text:p text:style-name="P1">El ciclo for en Ruby, permite que nosotros definamos un rango entre el cual, un iterador, se irá moviendo, sirve para repetir un proceso un determinado número de veces tomando un iterador como referencia entre éstas veces. Si lo anterior no te quedó muy claro, es porque necesitamos un ejemplo:</text:p>
      <text:p text:style-name="P1"/>
      <text:p text:style-name="P1">for i in(0..9)</text:p>
      <text:p text:style-name="P1"><text:s text:c="4"/>puts i</text:p>
      <text:p text:style-name="P1">end</text:p>
      <text:p text:style-name="P1"/>
      <text:p text:style-name="P1">La sintaxis del ciclo while en Ruby es bastante parecida a la de otros lenguajes, veamos el ejemplo:</text:p>
      <text:p text:style-name="P1"/>
      <text:p text:style-name="P1">it = 1</text:p>
      <text:p text:style-name="P1">while i &lt; 10</text:p>
      <text:p text:style-name="P1"><text:s text:c="3"/>puts it</text:p>
      <text:p text:style-name="P1"><text:s text:c="3"/>it += 1</text:p>
      <text:p text:style-name="P1">end</text:p>
      <text:p text:style-name="P1"/>
      <text:p text:style-name="P1"/>
      <text:p text:style-name="P1">el do While</text:p>
      <text:p text:style-name="P1">it = 1</text:p>
      <text:p text:style-name="P1">begin</text:p>
      <text:p text:style-name="P1"><text:s text:c="3"/>puts it</text:p>
      <text:p text:style-name="P1"><text:s text:c="3"/>it += 1</text:p>
      <text:p text:style-name="P1">end while i &lt; 10</text:p>
      <text:p text:style-name="P1"/>
      <text:p text:style-name="P1">Until, se trata del inverso de while, es decir, un ciclo que se ejecuta siempre y cuando la condición sea FALSA, veamos el ejemplo anterior pero usando ahora until:</text:p>
      <text:p text:style-name="P1"/>
      <text:p text:style-name="P1">it = 1</text:p>
      <text:p text:style-name="P1">until i &gt; 9</text:p>
      <text:p text:style-name="P1"><text:s text:c="3"/>puts it</text:p>
      <text:p text:style-name="P1"><text:s text:c="3"/>it += 1</text:p>
      <text:p text:style-name="P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Helvetica, 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22:16:43.370318828</meta:creation-date>
    <dc:date>2018-08-31T22:25:02.314692948</dc:date>
    <meta:editing-duration>PT8M23S</meta:editing-duration>
    <meta:editing-cycles>1</meta:editing-cycles>
    <meta:document-statistic meta:table-count="0" meta:image-count="0" meta:object-count="0" meta:page-count="1" meta:paragraph-count="24" meta:word-count="175" meta:character-count="886" meta:non-whitespace-character-count="710"/>
    <meta:generator>LibreOffice/6.0.3.2$Linux_X86_64 LibreOffice_project/00m0$Build-2</meta:generator>
  </office:meta>
</office:document-meta>
</file>